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t Data Engineering : Analyse des Performances Sectorielles</text:h>
      <text:h text:style-name="Heading_20_2" text:outline-level="2">🎯 Objectif Business</text:h>
      <text:p text:style-name="Text_20_body">Créer un pipeline automatisé d'analyse des performances sectorielles des marchés financiers pour identifier les tendances d'investissement et générer des insights business.</text:p>
      <text:h text:style-name="Heading_20_2" text:outline-level="2">🏗️ Architecture Technique</text:h>
      <text:h text:style-name="Heading_20_3" text:outline-level="3">Stack Technologique</text:h>
      <text:list text:style-name="L1">
        <text:list-item>
          <text:p text:style-name="P3"><text:span text:style-name="Strong_20_Emphasis">Orchestration</text:span> : Apache Airflow (AWS MWAA) </text:p>
        </text:list-item>
        <text:list-item>
          <text:p text:style-name="P3"><text:span text:style-name="Strong_20_Emphasis">Infrastructure</text:span> : Terraform + AWS </text:p>
        </text:list-item>
        <text:list-item>
          <text:p text:style-name="P3"><text:span text:style-name="Strong_20_Emphasis">Ingestion</text:span> : Python (pandas, requests, boto3) </text:p>
        </text:list-item>
        <text:list-item>
          <text:p text:style-name="P3"><text:span text:style-name="Strong_20_Emphasis">Stockage</text:span> : AWS S3 (Data Lake) + Amazon Redshift (Data Warehouse) </text:p>
        </text:list-item>
        <text:list-item>
          <text:p text:style-name="P3"><text:span text:style-name="Strong_20_Emphasis">Transformation</text:span> : dbt Core </text:p>
        </text:list-item>
        <text:list-item>
          <text:p text:style-name="P2"><text:span text:style-name="Strong_20_Emphasis">Monitoring</text:span> : CloudWatch + Airflow UI </text:p>
        </text:list-item>
      </text:list>
      <text:h text:style-name="Heading_20_3" text:outline-level="3">Architecture des Données</text:h>
      <text:p text:style-name="Preformatted_20_Text"><text:span text:style-name="Source_20_Text">APIs Financières → Python Ingestion → S3 Raw → dbt Transform → Redshift → Analytics</text:span></text:p>
      <text:p text:style-name="Preformatted_20_Text"><text:span text:style-name="Source_20_Text"><text:s text:c="22"/>↓</text:span></text:p>
      <text:p text:style-name="P1"><text:span text:style-name="Source_20_Text"><text:s text:c="19"/>Airflow DAGs (Orchestration)</text:span></text:p>
      <text:h text:style-name="Heading_20_2" text:outline-level="2">📊 Sources de Données</text:h>
      <text:h text:style-name="Heading_20_3" text:outline-level="3">APIs Gratuites</text:h>
      <text:list text:style-name="L2">
        <text:list-item>
          <text:p text:style-name="P5"><text:span text:style-name="Strong_20_Emphasis">Alpha Vantage</text:span> (5 calls/min, 500/day) </text:p>
          <text:list>
            <text:list-item>
              <text:p text:style-name="P5">Prix actions quotidiens </text:p>
            </text:list-item>
            <text:list-item>
              <text:p text:style-name="P5">Données sectorielles </text:p>
            </text:list-item>
          </text:list>
        </text:list-item>
        <text:list-item>
          <text:p text:style-name="P5"><text:span text:style-name="Strong_20_Emphasis">Yahoo Finance</text:span> (via yfinance Python) </text:p>
          <text:list>
            <text:list-item>
              <text:p text:style-name="P5">Prix historiques </text:p>
            </text:list-item>
            <text:list-item>
              <text:p text:style-name="P5">Métadonnées entreprises </text:p>
            </text:list-item>
          </text:list>
        </text:list-item>
        <text:list-item>
          <text:p text:style-name="P5"><text:span text:style-name="Strong_20_Emphasis">FRED API</text:span> (Federal Reserve Economic Data) </text:p>
          <text:list>
            <text:list-item>
              <text:p text:style-name="P5">Taux d'intérêt </text:p>
            </text:list-item>
            <text:list-item>
              <text:p text:style-name="P4">Indicateurs macro-économiques </text:p>
            </text:list-item>
          </text:list>
        </text:list-item>
      </text:list>
      <text:h text:style-name="Heading_20_3" text:outline-level="3">Données Collectées</text:h>
      <text:list text:style-name="L3">
        <text:list-item>
          <text:p text:style-name="P7"><text:span text:style-name="Strong_20_Emphasis">Actions</text:span> : Prix (OHLCV), volumes, capitalisation </text:p>
        </text:list-item>
        <text:list-item>
          <text:p text:style-name="P7"><text:span text:style-name="Strong_20_Emphasis">Secteurs</text:span> : GICS sectors (Technology, Healthcare, Finance, etc.) </text:p>
        </text:list-item>
        <text:list-item>
          <text:p text:style-name="P7"><text:span text:style-name="Strong_20_Emphasis">Indices</text:span> : S&amp;P 500, sectoriels </text:p>
        </text:list-item>
        <text:list-item>
          <text:p text:style-name="P6"><text:span text:style-name="Strong_20_Emphasis">Macro</text:span> : Taux Fed, inflation, VIX </text:p>
        </text:list-item>
      </text:list>
      <text:h text:style-name="Heading_20_2" text:outline-level="2"><text:soft-page-break/>🔧 Structure du Projet</text:h>
      <text:p text:style-name="Preformatted_20_Text"><text:span text:style-name="Source_20_Text">financial-data-pipeline/</text:span></text:p>
      <text:p text:style-name="Preformatted_20_Text"><text:span text:style-name="Source_20_Text">├── terraform/</text:span></text:p>
      <text:p text:style-name="Preformatted_20_Text"><text:span text:style-name="Source_20_Text">│ <text:s text:c="2"/>├── main.tf</text:span></text:p>
      <text:p text:style-name="Preformatted_20_Text"><text:span text:style-name="Source_20_Text">│ <text:s text:c="2"/>├── s3.tf</text:span></text:p>
      <text:p text:style-name="Preformatted_20_Text"><text:span text:style-name="Source_20_Text">│ <text:s text:c="2"/>├── redshift.tf</text:span></text:p>
      <text:p text:style-name="Preformatted_20_Text"><text:span text:style-name="Source_20_Text">│ <text:s text:c="2"/>├── mwaa.tf</text:span></text:p>
      <text:p text:style-name="Preformatted_20_Text"><text:span text:style-name="Source_20_Text">│ <text:s text:c="2"/>└── variables.tf</text:span></text:p>
      <text:p text:style-name="Preformatted_20_Text"><text:span text:style-name="Source_20_Text">├── airflow/</text:span></text:p>
      <text:p text:style-name="Preformatted_20_Text"><text:span text:style-name="Source_20_Text">│ <text:s text:c="2"/>├── dags/</text:span></text:p>
      <text:p text:style-name="Preformatted_20_Text"><text:span text:style-name="Source_20_Text">│ <text:s text:c="2"/>│ <text:s text:c="2"/>├── daily_market_ingestion.py</text:span></text:p>
      <text:p text:style-name="Preformatted_20_Text"><text:span text:style-name="Source_20_Text">│ <text:s text:c="2"/>│ <text:s text:c="2"/>├── weekly_sector_analysis.py</text:span></text:p>
      <text:p text:style-name="Preformatted_20_Text"><text:span text:style-name="Source_20_Text">│ <text:s text:c="2"/>│ <text:s text:c="2"/>└── monthly_portfolio_rebalance.py</text:span></text:p>
      <text:p text:style-name="Preformatted_20_Text"><text:span text:style-name="Source_20_Text">│ <text:s text:c="2"/>└── plugins/</text:span></text:p>
      <text:p text:style-name="Preformatted_20_Text"><text:span text:style-name="Source_20_Text">├── python-scripts/</text:span></text:p>
      <text:p text:style-name="Preformatted_20_Text"><text:span text:style-name="Source_20_Text">│ <text:s text:c="2"/>├── ingestion/</text:span></text:p>
      <text:p text:style-name="Preformatted_20_Text"><text:span text:style-name="Source_20_Text">│ <text:s text:c="2"/>│ <text:s text:c="2"/>├── alpha_vantage_client.py</text:span></text:p>
      <text:p text:style-name="Preformatted_20_Text"><text:span text:style-name="Source_20_Text">│ <text:s text:c="2"/>│ <text:s text:c="2"/>├── yahoo_finance_client.py</text:span></text:p>
      <text:p text:style-name="Preformatted_20_Text"><text:span text:style-name="Source_20_Text">│ <text:s text:c="2"/>│ <text:s text:c="2"/>└── data_validator.py</text:span></text:p>
      <text:p text:style-name="Preformatted_20_Text"><text:span text:style-name="Source_20_Text">│ <text:s text:c="2"/>└── utils/</text:span></text:p>
      <text:p text:style-name="Preformatted_20_Text"><text:span text:style-name="Source_20_Text">├── dbt/</text:span></text:p>
      <text:p text:style-name="Preformatted_20_Text"><text:span text:style-name="Source_20_Text">│ <text:s text:c="2"/>├── models/</text:span></text:p>
      <text:p text:style-name="Preformatted_20_Text"><text:span text:style-name="Source_20_Text">│ <text:s text:c="2"/>│ <text:s text:c="2"/>├── staging/</text:span></text:p>
      <text:p text:style-name="Preformatted_20_Text"><text:span text:style-name="Source_20_Text">│ <text:s text:c="2"/>│ <text:s text:c="2"/>├── intermediate/</text:span></text:p>
      <text:p text:style-name="Preformatted_20_Text"><text:span text:style-name="Source_20_Text">│ <text:s text:c="2"/>│ <text:s text:c="2"/>└── marts/</text:span></text:p>
      <text:p text:style-name="Preformatted_20_Text"><text:span text:style-name="Source_20_Text">│ <text:s text:c="2"/>└── tests/</text:span></text:p>
      <text:p text:style-name="Preformatted_20_Text"><text:span text:style-name="Source_20_Text">└── sql/</text:span></text:p>
      <text:p text:style-name="P1"><text:span text:style-name="Source_20_Text"><text:s text:c="4"/>└── analytics/</text:span></text:p>
      <text:h text:style-name="Heading_20_2" text:outline-level="2">🚀 Plan de Développement</text:h>
      <text:h text:style-name="Heading_20_3" text:outline-level="3">Phase 1 : Infrastructure (Semaine 1)</text:h>
      <text:list text:style-name="L4">
        <text:list-item>
          <text:p text:style-name="P9"><text:span text:style-name="Strong_20_Emphasis">Setup Terraform</text:span> </text:p>
          <text:list>
            <text:list-item>
              <text:p text:style-name="P9">Provisioning AWS (S3, Redshift, MWAA, IAM) </text:p>
            </text:list-item>
            <text:list-item>
              <text:p text:style-name="P9">Configuration networking et sécurité </text:p>
            </text:list-item>
          </text:list>
        </text:list-item>
        <text:list-item>
          <text:p text:style-name="P9"><text:span text:style-name="Strong_20_Emphasis">Setup Airflow</text:span> </text:p>
          <text:list>
            <text:list-item>
              <text:p text:style-name="P9">Configuration MWAA </text:p>
            </text:list-item>
            <text:list-item>
              <text:p text:style-name="P9">Connexions vers AWS services </text:p>
            </text:list-item>
            <text:list-item>
              <text:p text:style-name="P8">Variables d'environnement </text:p>
            </text:list-item>
          </text:list>
        </text:list-item>
      </text:list>
      <text:h text:style-name="Heading_20_3" text:outline-level="3">Phase 2 : Ingestion (Semaine 2)</text:h>
      <text:list text:style-name="L5">
        <text:list-item>
          <text:p text:style-name="P10"><text:span text:style-name="Strong_20_Emphasis">Scripts Python d'ingestion</text:span></text:p>
          <text:list>
            <text:list-item>
              <text:p text:style-name="P11">Clients APIs (Alpha Vantage, Yahoo Finance, FRED) </text:p>
            </text:list-item>
            <text:list-item>
              <text:p text:style-name="P11">Validation et nettoyage des données </text:p>
            </text:list-item>
            <text:list-item>
              <text:p text:style-name="P11">Upload vers S3 (format Parquet partitionné) </text:p>
            </text:list-item>
          </text:list>
        </text:list-item>
        <text:list-item>
          <text:p text:style-name="P10"><text:span text:style-name="Strong_20_Emphasis">DAGs Airflow</text:span></text:p>
          <text:list>
            <text:list-item>
              <text:p text:style-name="P11">Pipeline quotidien d'ingestion </text:p>
            </text:list-item>
            <text:list-item>
              <text:p text:style-name="P11">Gestion des erreurs et retry </text:p>
            </text:list-item>
            <text:list-item>
              <text:p text:style-name="P10">Notifications en cas d'échec </text:p>
            </text:list-item>
          </text:list>
        </text:list-item>
      </text:list>
      <text:h text:style-name="Heading_20_3" text:outline-level="3"><text:soft-page-break/>Phase 3 : Transformation (Semaine 3)</text:h>
      <text:list text:style-name="L6">
        <text:list-item>
          <text:p text:style-name="P12"><text:span text:style-name="Strong_20_Emphasis">Modèles dbt</text:span></text:p>
          <text:list>
            <text:list-item>
              <text:p text:style-name="P13"><text:span text:style-name="Strong_20_Emphasis">Staging</text:span> : Nettoyage, standardisation </text:p>
            </text:list-item>
            <text:list-item>
              <text:p text:style-name="P13"><text:span text:style-name="Strong_20_Emphasis">Intermediate</text:span> : Calculs métriques (volatilité, rendements) </text:p>
            </text:list-item>
            <text:list-item>
              <text:p text:style-name="P13"><text:span text:style-name="Strong_20_Emphasis">Marts</text:span> : Modèles business (performances sectorielles) </text:p>
            </text:list-item>
          </text:list>
        </text:list-item>
        <text:list-item>
          <text:p text:style-name="P12"><text:span text:style-name="Strong_20_Emphasis">Tests dbt</text:span></text:p>
          <text:list>
            <text:list-item>
              <text:p text:style-name="P13">Tests de qualité des données </text:p>
            </text:list-item>
            <text:list-item>
              <text:p text:style-name="P12">Tests de cohérence business </text:p>
            </text:list-item>
          </text:list>
        </text:list-item>
      </text:list>
      <text:h text:style-name="Heading_20_3" text:outline-level="3">Phase 4 : Analytics &amp; Business (Semaine 4)</text:h>
      <text:list text:style-name="L7">
        <text:list-item>
          <text:p text:style-name="P14"><text:span text:style-name="Strong_20_Emphasis">Requêtes SQL avancées</text:span></text:p>
          <text:list>
            <text:list-item>
              <text:p text:style-name="P15">Analyses de corrélation sectorielles </text:p>
            </text:list-item>
            <text:list-item>
              <text:p text:style-name="P15">Détection de tendances </text:p>
            </text:list-item>
            <text:list-item>
              <text:p text:style-name="P15">Signaux d'investissement </text:p>
            </text:list-item>
          </text:list>
        </text:list-item>
        <text:list-item>
          <text:p text:style-name="P14"><text:span text:style-name="Strong_20_Emphasis">Dashboard &amp; Reporting</text:span></text:p>
          <text:list>
            <text:list-item>
              <text:p text:style-name="P15">Requêtes pour visualisation </text:p>
            </text:list-item>
            <text:list-item>
              <text:p text:style-name="P14">Métriques KPI business </text:p>
            </text:list-item>
          </text:list>
        </text:list-item>
      </text:list>
      <text:h text:style-name="Heading_20_2" text:outline-level="2">📈 Cas d'Usage Business</text:h>
      <text:h text:style-name="Heading_20_3" text:outline-level="3">1. Analyse de Performance Sectorielle</text:h>
      <text:list text:style-name="L8">
        <text:list-item>
          <text:p text:style-name="P17">Comparaison des rendements par secteur (YTD, 1M, 3M, 1Y) </text:p>
        </text:list-item>
        <text:list-item>
          <text:p text:style-name="P17">Identification des secteurs sur/sous-performants </text:p>
        </text:list-item>
        <text:list-item>
          <text:p text:style-name="P16">Corrélations entre sectors et indices macro </text:p>
        </text:list-item>
      </text:list>
      <text:h text:style-name="Heading_20_3" text:outline-level="3">2. Détection de Tendances</text:h>
      <text:list text:style-name="L9">
        <text:list-item>
          <text:p text:style-name="P19">Momentum sectoriels (moving averages) </text:p>
        </text:list-item>
        <text:list-item>
          <text:p text:style-name="P19">Volatilité relative par secteur </text:p>
        </text:list-item>
        <text:list-item>
          <text:p text:style-name="P18">Signaux de rotation sectorielle </text:p>
        </text:list-item>
      </text:list>
      <text:h text:style-name="Heading_20_3" text:outline-level="3">3. Risk Management</text:h>
      <text:list text:style-name="L10">
        <text:list-item>
          <text:p text:style-name="P21">Calcul VaR par secteur </text:p>
        </text:list-item>
        <text:list-item>
          <text:p text:style-name="P21">Analyse de drawdown </text:p>
        </text:list-item>
        <text:list-item>
          <text:p text:style-name="P20">Diversification optimale </text:p>
        </text:list-item>
      </text:list>
      <text:h text:style-name="Heading_20_2" text:outline-level="2">🛠️ Métriques Techniques Calculées</text:h>
      <text:h text:style-name="Heading_20_3" text:outline-level="3">Rendements</text:h>
      <text:p text:style-name="Preformatted_20_Text"><text:span text:style-name="Source_20_Text">-- Rendement quotidien</text:span></text:p>
      <text:p text:style-name="Preformatted_20_Text"><text:span text:style-name="Source_20_Text">(price_close - price_close_lag1) / price_close_lag1</text:span></text:p>
      <text:p text:style-name="Preformatted_20_Text"/>
      <text:p text:style-name="Preformatted_20_Text"><text:span text:style-name="Source_20_Text">-- Rendement cumulé</text:span></text:p>
      <text:p text:style-name="Preformatted_20_Text"><text:span text:style-name="Source_20_Text">-- Sharpe ratio par secteur</text:span></text:p>
      <text:p text:style-name="P1"><text:soft-page-break/><text:span text:style-name="Source_20_Text">-- Alpha/Beta vs marché</text:span></text:p>
      <text:h text:style-name="Heading_20_3" text:outline-level="3">Volatilité</text:h>
      <text:p text:style-name="Preformatted_20_Text"><text:span text:style-name="Source_20_Text">-- Volatilité 30 jours</text:span></text:p>
      <text:p text:style-name="Preformatted_20_Text"><text:span text:style-name="Source_20_Text">STDDEV(daily_return) OVER (</text:span></text:p>
      <text:p text:style-name="Preformatted_20_Text"><text:span text:style-name="Source_20_Text"><text:s text:c="4"/>PARTITION BY symbol </text:span></text:p>
      <text:p text:style-name="Preformatted_20_Text"><text:span text:style-name="Source_20_Text"><text:s text:c="4"/>ORDER BY date </text:span></text:p>
      <text:p text:style-name="Preformatted_20_Text"><text:span text:style-name="Source_20_Text"><text:s text:c="4"/>ROWS 29 PRECEDING</text:span></text:p>
      <text:p text:style-name="P1"><text:span text:style-name="Source_20_Text">)</text:span></text:p>
      <text:h text:style-name="Heading_20_3" text:outline-level="3">Corrélations</text:h>
      <text:p text:style-name="Preformatted_20_Text"><text:span text:style-name="Source_20_Text">-- Corrélation secteur vs S&amp;P500</text:span></text:p>
      <text:p text:style-name="Preformatted_20_Text"><text:span text:style-name="Source_20_Text">CORR(sector_return, sp500_return) OVER (</text:span></text:p>
      <text:p text:style-name="Preformatted_20_Text"><text:span text:style-name="Source_20_Text"><text:s text:c="4"/>ORDER BY date </text:span></text:p>
      <text:p text:style-name="Preformatted_20_Text"><text:span text:style-name="Source_20_Text"><text:s text:c="4"/>ROWS 251 PRECEDING <text:s/>-- 1 an trading</text:span></text:p>
      <text:p text:style-name="P1"><text:span text:style-name="Source_20_Text">)</text:span></text:p>
      <text:h text:style-name="Heading_20_2" text:outline-level="2">🎯 Objectifs d'Apprentissage</text:h>
      <text:h text:style-name="Heading_20_3" text:outline-level="3">Compétences Data Engineering</text:h>
      <text:list text:style-name="L11">
        <text:list-item>
          <text:p text:style-name="P23">Architecture cloud moderne (AWS) </text:p>
        </text:list-item>
        <text:list-item>
          <text:p text:style-name="P23">Orchestration complexe (Airflow) </text:p>
        </text:list-item>
        <text:list-item>
          <text:p text:style-name="P23">Infrastructure as Code (Terraform) </text:p>
        </text:list-item>
        <text:list-item>
          <text:p text:style-name="P23">Transformations SQL avancées (dbt) </text:p>
        </text:list-item>
        <text:list-item>
          <text:p text:style-name="P22">Pipeline de données robuste </text:p>
        </text:list-item>
      </text:list>
      <text:h text:style-name="Heading_20_3" text:outline-level="3">Compétences Business/Finance</text:h>
      <text:list text:style-name="L12">
        <text:list-item>
          <text:p text:style-name="P25">Métriques financières </text:p>
        </text:list-item>
        <text:list-item>
          <text:p text:style-name="P25">Analyse sectorielle </text:p>
        </text:list-item>
        <text:list-item>
          <text:p text:style-name="P25">Risk management </text:p>
        </text:list-item>
        <text:list-item>
          <text:p text:style-name="P24">Trading signals </text:p>
        </text:list-item>
      </text:list>
      <text:h text:style-name="Heading_20_2" text:outline-level="2">📊 Livrables Finaux</text:h>
      <text:list text:style-name="L13">
        <text:list-item>
          <text:p text:style-name="P27"><text:span text:style-name="Strong_20_Emphasis">Code Repository</text:span> : GitHub avec documentation </text:p>
        </text:list-item>
        <text:list-item>
          <text:p text:style-name="P27"><text:span text:style-name="Strong_20_Emphasis">Architecture Diagram</text:span> : Infrastructure et data flow </text:p>
        </text:list-item>
        <text:list-item>
          <text:p text:style-name="P27"><text:span text:style-name="Strong_20_Emphasis">Analytics Dashboard</text:span> : Requêtes et métriques business </text:p>
        </text:list-item>
        <text:list-item>
          <text:p text:style-name="P27"><text:span text:style-name="Strong_20_Emphasis">Documentation</text:span> : Setup guide et business insights </text:p>
        </text:list-item>
        <text:list-item>
          <text:p text:style-name="P26"><text:span text:style-name="Strong_20_Emphasis">Présentation</text:span> : Démonstration du projet </text:p>
        </text:list-item>
      </text:list>
      <text:h text:style-name="Heading_20_2" text:outline-level="2">🔄 Pipeline Quotidien Type</text:h>
      <text:p text:style-name="Preformatted_20_Text"><text:span text:style-name="Source_20_Text">6:00 AM : Ingestion données overnight</text:span></text:p>
      <text:p text:style-name="Preformatted_20_Text"><text:span text:style-name="Source_20_Text">6:30 AM : Validation qualité données</text:span></text:p>
      <text:p text:style-name="Preformatted_20_Text"><text:span text:style-name="Source_20_Text">7:00 AM : Transformations dbt</text:span></text:p>
      <text:p text:style-name="Preformatted_20_Text"><text:span text:style-name="Source_20_Text">7:30 AM : Tests et checks</text:span></text:p>
      <text:p text:style-name="Preformatted_20_Text"><text:span text:style-name="Source_20_Text">8:00 AM : Mise à jour métriques business</text:span></text:p>
      <text:p text:style-name="P1"><text:span text:style-name="Source_20_Text">8:30 AM : Génération alertes/rapports</text:span></text:p>
      <text:p text:style-name="Text_20_body"><text:soft-page-break/>Ce projet démontre une expertise complète en data engineering moderne avec un focus business concret sur les marchés financier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07:21:39.250652172</meta:creation-date>
    <dc:date>2025-07-05T07:21:58.408183190</dc:date>
    <meta:editing-duration>PT19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5" meta:paragraph-count="152" meta:word-count="702" meta:character-count="4670" meta:non-whitespace-character-count="3999"/>
  </office:meta>
</office:document-meta>
</file>